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Курсив"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master-page-name="Standard">
      <style:paragraph-properties style:page-number="auto"/>
      <style:text-properties style:font-name="Times New Roman1"/>
    </style:style>
    <style:style style:name="P2" style:family="paragraph" style:parent-style-name="Standard">
      <style:paragraph-properties fo:margin-left="0.499cm" fo:margin-right="0.499cm" fo:margin-top="0.101cm" fo:margin-bottom="0.101cm" fo:text-align="justify" style:justify-single-word="false" fo:orphans="2" fo:widows="2" fo:text-indent="0cm" style:auto-text-indent="false" style:writing-mode="lr-tb"/>
      <style:text-properties fo:color="#000000" style:font-name="Times New Roman1" fo:font-size="15pt" style:font-size-asian="15pt" style:font-size-complex="15pt"/>
    </style:style>
    <style:style style:name="P3" style:family="paragraph" style:parent-style-name="Standard">
      <style:paragraph-properties fo:margin-left="0.499cm" fo:margin-right="0.499cm" fo:margin-top="0.101cm" fo:margin-bottom="0.101cm" fo:text-align="justify" style:justify-single-word="false" fo:orphans="2" fo:widows="2" fo:text-indent="0cm" style:auto-text-indent="false" style:writing-mode="lr-tb"/>
      <style:text-properties fo:color="#000000" style:font-name="Times New Roman1"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P4" style:family="paragraph" style:parent-style-name="Standard">
      <style:paragraph-properties fo:margin-left="0.499cm" fo:margin-right="0.499cm" fo:margin-top="0.101cm" fo:margin-bottom="0.101cm" fo:text-align="justify" style:justify-single-word="false" fo:orphans="2" fo:widows="2" fo:text-indent="0cm" style:auto-text-indent="false" style:writing-mode="lr-tb"/>
      <style:text-properties fo:color="#000000" style:font-name="Times New Roman1" fo:font-size="15pt" style:text-underline-style="solid" style:text-underline-width="auto" style:text-underline-color="font-color" style:font-size-asian="15pt" style:font-size-complex="15pt"/>
    </style:style>
    <style:style style:name="P5" style:family="paragraph" style:parent-style-name="Standard">
      <style:paragraph-properties fo:margin-left="0.499cm" fo:margin-right="0.499cm" fo:margin-top="0.101cm" fo:margin-bottom="0.101cm" style:line-height-at-least="0.529cm" fo:text-align="justify" style:justify-single-word="false" fo:orphans="2" fo:widows="2" fo:text-indent="0cm" style:auto-text-indent="false" style:writing-mode="lr-tb"/>
      <style:text-properties fo:color="#000000" style:font-name="Times New Roman1" fo:font-size="15pt" style:text-underline-style="solid" style:text-underline-width="auto" style:text-underline-color="font-color" style:font-size-asian="15pt" style:font-size-complex="15pt"/>
    </style:style>
    <style:style style:name="P6" style:family="paragraph" style:parent-style-name="Standard" style:list-style-name="L2">
      <style:paragraph-properties fo:margin-left="0.499cm" fo:margin-right="0.499cm" fo:margin-top="0.101cm" fo:margin-bottom="0.101cm" style:line-height-at-least="0.529cm" fo:text-align="justify" style:justify-single-word="false" fo:orphans="2" fo:widows="2" fo:text-indent="0cm" style:auto-text-indent="false" style:writing-mode="lr-tb"/>
      <style:text-properties fo:color="#000000" style:font-name="Times New Roman1" fo:font-size="12pt" style:font-size-asian="12pt" style:font-size-complex="12pt"/>
    </style:style>
    <style:style style:name="P7" style:family="paragraph" style:parent-style-name="Standard" style:list-style-name="L3">
      <style:paragraph-properties fo:margin-left="0.499cm" fo:margin-right="0.499cm" fo:margin-top="0.101cm" fo:margin-bottom="0.101cm" style:line-height-at-least="0.529cm" fo:text-align="justify" style:justify-single-word="false" fo:orphans="2" fo:widows="2" fo:text-indent="0cm" style:auto-text-indent="false" style:writing-mode="lr-tb"/>
      <style:text-properties fo:color="#000000" style:font-name="Times New Roman1" fo:font-size="12pt" style:font-size-asian="12pt" style:font-size-complex="12pt"/>
    </style:style>
    <style:style style:name="P8" style:family="paragraph" style:parent-style-name="Standard" style:list-style-name="L4">
      <style:paragraph-properties fo:margin-left="0.499cm" fo:margin-right="0.499cm" fo:margin-top="0.101cm" fo:margin-bottom="0.101cm" style:line-height-at-least="0.529cm" fo:text-align="justify" style:justify-single-word="false" fo:orphans="2" fo:widows="2" fo:text-indent="0cm" style:auto-text-indent="false" style:writing-mode="lr-tb"/>
      <style:text-properties fo:color="#000000" style:font-name="Times New Roman1" fo:font-size="12pt" style:font-size-asian="12pt" style:font-size-complex="12pt"/>
    </style:style>
    <style:style style:name="P9" style:family="paragraph" style:parent-style-name="Standard" style:master-page-name="">
      <style:paragraph-properties fo:margin-left="0.499cm" fo:margin-right="0.499cm" fo:margin-top="0.101cm" fo:margin-bottom="0.101cm" fo:text-align="justify" style:justify-single-word="false" fo:orphans="2" fo:widows="2" fo:text-indent="0cm" style:auto-text-indent="false" style:page-number="auto" style:writing-mode="lr-tb"/>
      <style:text-properties fo:color="#000000" style:font-name="Times New Roman1" fo:font-size="20pt" style:font-size-asian="20pt" style:font-size-complex="20pt"/>
    </style:style>
    <style:style style:name="P10" style:family="paragraph" style:parent-style-name="Normal_20__28_Web_29_">
      <style:paragraph-properties fo:margin-top="0cm" fo:margin-bottom="0cm" style:line-height-at-least="0.529cm" fo:text-align="justify" style:justify-single-word="false" fo:background-color="#ffffff">
        <style:background-image/>
      </style:paragraph-properties>
      <style:text-properties style:font-name="Times New Roman1"/>
    </style:style>
    <style:style style:name="P11" style:family="paragraph" style:parent-style-name="Normal_20__28_Web_29_" style:list-style-name="WWNum1">
      <style:paragraph-properties fo:margin-left="0.499cm" fo:margin-right="0.499cm" fo:margin-top="0.101cm" fo:margin-bottom="0.101cm" style:line-height-at-least="0.529cm" fo:text-align="justify" style:justify-single-word="false" fo:orphans="2" fo:widows="2" fo:text-indent="0cm" style:auto-text-indent="false" fo:background-color="#ffffff" style:writing-mode="lr-tb">
        <style:background-image/>
      </style:paragraph-properties>
      <style:text-properties fo:color="#000000" style:font-name="Times New Roman1" fo:font-size="12pt" style:font-size-asian="12pt" style:font-size-complex="12pt"/>
    </style:style>
    <style:style style:name="P12" style:family="paragraph" style:parent-style-name="Normal_20__28_Web_29_" style:list-style-name="WWNum2">
      <style:paragraph-properties fo:margin-left="0.499cm" fo:margin-right="0.499cm" fo:margin-top="0.101cm" fo:margin-bottom="0.101cm" style:line-height-at-least="0.529cm" fo:text-align="justify" style:justify-single-word="false" fo:orphans="2" fo:widows="2" fo:text-indent="0cm" style:auto-text-indent="false" fo:background-color="#ffffff" style:writing-mode="lr-tb">
        <style:background-image/>
      </style:paragraph-properties>
      <style:text-properties fo:color="#000000" style:font-name="Times New Roman1" fo:font-size="12pt" style:font-size-asian="12pt" style:font-size-complex="12pt"/>
    </style:style>
    <style:style style:name="P13" style:family="paragraph" style:parent-style-name="Normal_20__28_Web_29_" style:list-style-name="L1">
      <style:paragraph-properties fo:margin-left="0.499cm" fo:margin-right="0.499cm" fo:margin-top="0.101cm" fo:margin-bottom="0.101cm" style:line-height-at-least="0.529cm" fo:text-align="justify" style:justify-single-word="false" fo:orphans="2" fo:widows="2" fo:text-indent="0cm" style:auto-text-indent="false" fo:background-color="#ffffff" style:writing-mode="lr-tb">
        <style:background-image/>
      </style:paragraph-properties>
      <style:text-properties fo:color="#000000" style:font-name="Times New Roman1" fo:font-size="12pt" style:font-size-asian="12pt" style:font-size-complex="12pt"/>
    </style:style>
    <style:style style:name="P14" style:family="paragraph" style:parent-style-name="Normal_20__28_Web_29_">
      <style:paragraph-properties fo:margin-left="0.499cm" fo:margin-right="0.499cm" fo:margin-top="0.101cm" fo:margin-bottom="0.101cm" style:line-height-at-least="0.529cm" fo:text-align="justify" style:justify-single-word="false" fo:orphans="2" fo:widows="2" fo:text-indent="0cm" style:auto-text-indent="false" fo:background-color="#ffffff" style:writing-mode="lr-tb">
        <style:background-image/>
      </style:paragraph-properties>
      <style:text-properties fo:color="#000000" style:font-name="Times New Roman1" fo:font-size="15pt" style:text-underline-style="solid" style:text-underline-width="auto" style:text-underline-color="font-color" style:font-size-asian="15pt" style:font-size-complex="15pt"/>
    </style:style>
    <style:style style:name="P15" style:family="paragraph" style:parent-style-name="Normal_20__28_Web_29_" style:list-style-name="L5">
      <style:paragraph-properties fo:margin-left="0.499cm" fo:margin-right="0.499cm" fo:margin-top="0.101cm" fo:margin-bottom="0.101cm" style:line-height-at-least="0.529cm" fo:text-align="justify" style:justify-single-word="false" fo:orphans="2" fo:widows="2" fo:text-indent="0cm" style:auto-text-indent="false" fo:background-color="#ffffff" style:writing-mode="lr-tb">
        <style:background-image/>
      </style:paragraph-properties>
      <style:text-properties fo:color="#000000" style:font-name="Times New Roman1"/>
    </style:style>
    <style:style style:name="P16" style:family="paragraph" style:parent-style-name="Normal_20__28_Web_29_">
      <style:paragraph-properties fo:margin-left="0.499cm" fo:margin-right="0.499cm" fo:margin-top="0.101cm" fo:margin-bottom="0.101cm" style:line-height-at-least="0.529cm" fo:text-align="justify" style:justify-single-word="false" fo:orphans="2" fo:widows="2" fo:text-indent="0cm" style:auto-text-indent="false" fo:background-color="#ffffff" style:writing-mode="lr-tb">
        <style:background-image/>
      </style:paragraph-properties>
      <style:text-properties fo:color="#000000" style:font-name="Times New Roman1" style:text-underline-style="solid" style:text-underline-width="auto" style:text-underline-color="font-color"/>
    </style:style>
    <style:style style:name="P17" style:family="paragraph" style:parent-style-name="Normal_20__28_Web_29_">
      <style:paragraph-properties fo:margin-left="0.499cm" fo:margin-right="0.499cm" fo:margin-top="0.101cm" fo:margin-bottom="0.101cm" style:line-height-at-least="0.529cm" fo:text-align="justify" style:justify-single-word="false" fo:orphans="2" fo:widows="2" fo:text-indent="0cm" style:auto-text-indent="false" fo:background-color="#ffffff" style:writing-mode="lr-tb">
        <style:background-image/>
      </style:paragraph-properties>
    </style:style>
    <style:style style:name="P18" style:family="paragraph" style:parent-style-name="Normal_20__28_Web_29_">
      <style:paragraph-properties fo:margin-left="0.499cm" fo:margin-right="0.499cm" fo:margin-top="0.101cm" fo:margin-bottom="0.101cm" style:line-height-at-least="0.529cm" fo:text-align="justify" style:justify-single-word="false" fo:orphans="2" fo:widows="2" fo:text-indent="0cm" style:auto-text-indent="false" fo:background-color="#ffffff" style:writing-mode="lr-tb">
        <style:background-image/>
      </style:paragraph-properties>
      <style:text-properties style:text-underline-style="solid" style:text-underline-width="auto" style:text-underline-color="font-color"/>
    </style:style>
    <style:style style:name="P19" style:family="paragraph" style:parent-style-name="Normal_20__28_Web_29_" style:list-style-name="L1">
      <style:paragraph-properties fo:margin-left="0cm" fo:margin-right="0.499cm" fo:margin-top="0.101cm" fo:margin-bottom="0.101cm" style:line-height-at-least="0.529cm" fo:text-align="justify" style:justify-single-word="false" fo:orphans="2" fo:widows="2" fo:text-indent="0cm" style:auto-text-indent="false" fo:background-color="#ffffff" style:writing-mode="lr-tb">
        <style:background-image/>
      </style:paragraph-properties>
      <style:text-properties fo:color="#000000" style:font-name="Times New Roman1" fo:font-size="12pt" style:font-size-asian="12pt" style:font-size-complex="12pt"/>
    </style:style>
    <style:style style:name="T1" style:family="text">
      <style:text-properties fo:color="#404040" style:font-name="Arial1" fo:font-size="13.5pt" style:font-size-asian="13.5pt" style:font-size-complex="13.5pt"/>
    </style:style>
    <style:style style:name="T2" style:family="text">
      <style:text-properties fo:color="#404040" fo:font-size="14pt" style:font-size-asian="14pt" style:font-size-complex="15pt"/>
    </style:style>
    <style:style style:name="T3" style:family="text">
      <style:text-properties fo:font-size="15pt" style:font-size-asian="15pt" style:language-asian="en" style:country-asian="US" style:font-name-complex="F" style:font-size-complex="15pt"/>
    </style:style>
    <style:style style:name="T4" style:family="text">
      <style:text-properties style:language-asian="en" style:country-asian="US" style:font-name-complex="F"/>
    </style:style>
    <style:style style:name="T5" style:family="text">
      <style:text-properties style:font-name-asian="Times New Roman2" style:language-asian="ru" style:country-asian="RU" style:font-name-complex="Times New Roman2"/>
    </style:style>
    <style:style style:name="T6" style:family="text">
      <style:text-properties fo:color="#000000" style:font-name="Times New Roman1" fo:font-size="16pt" style:font-size-asian="16pt" style:font-size-complex="13.5pt"/>
    </style:style>
    <style:style style:name="T7" style:family="text">
      <style:text-properties fo:color="#000000" style:font-name="Times New Roman1" fo:font-size="12pt" style:font-size-asian="12pt" style:font-size-complex="12pt"/>
    </style:style>
    <style:style style:name="T8" style:family="text">
      <style:text-properties fo:color="#000000" style:font-name="Times New Roman1" fo:font-size="15pt" style:font-size-asian="15pt" style:language-asian="en" style:country-asian="US" style:font-name-complex="F" style:font-size-complex="15pt"/>
    </style:style>
    <style:style style:name="T9" style:family="text">
      <style:text-properties fo:color="#007826"/>
    </style:style>
    <style:style style:name="T10" style:family="text">
      <style:text-properties fo:color="#007826" style:font-name="Arial1"/>
    </style:style>
    <style:style style:name="T11" style:family="text">
      <style:text-properties fo:color="#007826" style:font-name-asian="Times New Roman2" style:language-asian="ru" style:country-asian="RU" style:font-name-complex="Times New Roman2"/>
    </style:style>
    <style:style style:name="T12" style:family="text">
      <style:text-properties fo:color="#007826" fo:font-size="12pt" style:font-size-asian="12pt" style:font-size-complex="12pt"/>
    </style:style>
    <style:style style:name="T13" style:family="text">
      <style:text-properties fo:color="#007826" style:font-name="Times New Roman1" fo:font-size="12pt" style:font-size-asian="12pt" style:font-size-complex="12pt"/>
    </style:style>
    <style:style style:name="T14" style:family="text">
      <style:text-properties fo:font-size="12pt" style:font-size-asian="12pt" style:font-size-complex="12pt"/>
    </style:style>
    <style:style style:name="T15" style:family="text">
      <style:text-properties fo:color="#009933" style:font-name-asian="Times New Roman2" style:language-asian="ru" style:country-asian="RU" style:font-name-complex="Times New Roman2"/>
    </style:style>
    <style:style style:name="T16" style:family="text">
      <style:text-properties fo:color="#00cc33" style:font-name="Times New Roman1" fo:font-size="12pt" style:font-size-asian="12pt" style:font-size-complex="12pt"/>
    </style:style>
    <style:style style:name="T17" style:family="text">
      <style:text-properties fo:color="#66ff99" style:font-name="Times New Roman1" fo:font-size="12pt" style:font-size-asian="12pt" style:font-size-complex="12pt"/>
    </style:style>
    <style:style style:name="T18" style:family="text">
      <style:text-properties fo:color="#00ff66" style:font-name="Times New Roman1" fo:font-size="12pt" style:font-size-asian="12pt" style:font-size-complex="12pt"/>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9">Домашняя работа <text:bookmark text:name="_GoBack"/>по русскому языку Абрамовой Александры Анатольевны ученицы 9 «К».</text:p>
      <text:p text:style-name="P2"/>
      <text:p text:style-name="P3">Задание 1. Определите способ подчинения в сложноподчинённых предложениях с несколькими придаточными.</text:p>
      <text:list xml:id="list196224238886197155" text:style-name="WWNum1">
        <text:list-item>
          <text:p text:style-name="P11">Если бы мне иметь сто жизней, они не насытили бы всей жажды познания, которая сжигает меня.<text:span text:style-name="T1"> </text:span><text:span text:style-name="T10">(параллельное подчинение)</text:span></text:p>
        </text:list-item>
        <text:list-item>
          <text:p text:style-name="P11">Лиза объясняла, что она всем сердцем предана театру, что она хотела бы умереть на сцене.<text:span text:style-name="T1"> </text:span><text:span text:style-name="T10">(однородное подчинение)</text:span></text:p>
        </text:list-item>
        <text:list-item>
          <text:p text:style-name="P11">Он остановился у киоска, который расположился на пересечении таких улиц, каких уже не бывает в новых районах.<text:span text:style-name="T1"> </text:span><text:span text:style-name="T10">(последовательное подчинение)</text:span></text:p>
          <text:p text:style-name="P11"><text:span text:style-name="T10"/></text:p>
        </text:list-item>
      </text:list>
      <text:p text:style-name="P4">Задание 2. Определите способ подчинения в сложноподчинённых предложениях с несколькими придаточными.</text:p>
      <text:list xml:id="list5337415135152482224" text:style-name="WWNum2">
        <text:list-item>
          <text:p text:style-name="P12">Ведь есть, право, этакие люди, у которых на роду написано, что с ними должны случаться разные необыкновенные вещи!<text:span text:style-name="T1"> </text:span><text:span text:style-name="T10">(последовательное подчинение)</text:span></text:p>
        </text:list-item>
        <text:list-item>
          <text:p text:style-name="P12">Часовой, который видел, как Азамат отвязал коня и ускакал на нем, не почел за нужное это скрывать.<text:span text:style-name="T1"> </text:span><text:span text:style-name="T10">(последовательное подчинение)</text:span></text:p>
        </text:list-item>
        <text:list-item>
          <text:p text:style-name="P12">Он из тех людей, которые на все случаи жизни имеют готовые пышные фразы и которые важно драпируются в необыкновенные чувства, возвышенные страсти и исключительные страдания.<text:span text:style-name="T1"> </text:span><text:span text:style-name="T10">(параллельное подчинение)</text:span></text:p>
        </text:list-item>
        <text:list-item>
          <text:p text:style-name="P12">Мы обязаны сделать все возможное, чтоб это осталось тайною и чтоб секунданты наши не были в ответственности.<text:span text:style-name="T1"> </text:span><text:span text:style-name="T10">(однородное подчинение)</text:span></text:p>
        </text:list-item>
        <text:list-item>
          <text:p text:style-name="P12">Так как я еще не осушил чаши страданий, то теперь чувствую, что мне еще долго жить.<text:span text:style-name="T1"> </text:span><text:span text:style-name="T10">(параллельное подчинение)</text:span></text:p>
        </text:list-item>
        <text:list-item>
          <text:p text:style-name="P12">Я едва не упала без памяти при мысли, что ты нынче должен драться и что я этому причиной.<text:span text:style-name="T1"> </text:span><text:span text:style-name="T10">(однородное придаточное)</text:span></text:p>
        </text:list-item>
        <text:list-item>
          <text:p text:style-name="P12">Хитрец ведь смекнул, что не сносить ему головы, если б он попался.<text:span text:style-name="T1"> </text:span><text:span text:style-name="T10">(последовательное подчинение)</text:span></text:p>
        </text:list-item>
        <text:list-item>
          <text:p text:style-name="P12">Когда он опустился на скамью, то прямой стан его согнулся, как будто у него в спине не было ни одной косточки.<text:span text:style-name="T1"> </text:span><text:span text:style-name="T10">(параллельное подчинение)</text:span></text:p>
        </text:list-item>
        <text:list-item>
          <text:p text:style-name="P12">Хотя ваше поведение несколько сомнительно, у вас могут быть причины, которых я не знаю.<text:span text:style-name="T1"> </text:span><text:span text:style-name="T10">(параллельное подчинение)</text:span></text:p>
          <text:p text:style-name="P12"><text:span text:style-name="T10"/></text:p>
        </text:list-item>
      </text:list>
      <text:p text:style-name="P14"><text:span text:style-name="T4">Задание 3.</text:span> <text:span text:style-name="T4">Среди предложений 1 - 6 найдите сложноподчинённое предложение с однородным подчинением придаточных. Напишите номер этого предложения.</text:span></text:p>
      <text:list xml:id="list6547254501517378146" text:style-name="L1">
        <text:list-item>
          <text:p text:style-name="P13">Лес давно уже приучил участников экспедиции к замкнутости и сосредоточенному молчанию. (2) Шли они по узкой тропке, протоптанной линялыми глухарями, зайцами и охотниками. (3) По манере нести ружье угадывался, отчасти, <text:soft-page-break/>характер каждого. <text:span text:style-name="T9">(4) Дремучая тропа бросалась из стороны в сторону, огибая поляну или ныряя в непроходимый бурелом, где в крошечных лучистых просветах розовели кисти смородины и пахло грибом.</text:span> (5) Лиственница, ель, пихта, красные сосны шли грудью навстречу; под ногами, цепляясь за сапоги, вздрагивали и ломались сучья; гнилые пни предательски выдерживали упор ноги и рушились в следующий момент. (6) Когда все, основательно избив ноги, почувствовали, что усталость переходит в изнеможение, впереди, меж тонкими стволами елей, показался просвет. (По А. Грину)</text:p>
          <text:p text:style-name="P19"/>
        </text:list-item>
      </text:list>
      <text:p text:style-name="P16"><text:span text:style-name="T3">Задание 4. Среди предложений 1 - 4 найдите сложноподчинённое предложение с последовательным подчинением придаточных. Напишите номер этого предложения.</text:span></text:p>
      <text:list xml:id="list6259492604877211313" text:style-name="L2">
        <text:list-item>
          <text:p text:style-name="P6"><text:span text:style-name="T5">За окнами вагона третьего класса моросил тусклый, серенький дождь, и в запотелых дребезжащих стеклах окон зелень березовых рощиц, плывущих мимо в тревожном полусвете раннего утра, казалась серой и хмурой. (2) Струились линейки телеграфных проволок, то поднимаясь, то падая вниз медленными ритмическими взмахами. </text:span><text:span text:style-name="T11">(3) Сонный и сосредоточенный, Костров провожал взглядом их черные линии, изредка закрывая глаза и стараясь определить в это время по стуку рельсов, когда нужно взглянуть снова так, чтобы белые чашечки изоляторов пришлись как раз против окна. </text:span><text:span text:style-name="T5">(4) После бессонной, неуютно проведенной ночи это доставляло некоторое развлечение. (А. Грин)</text:span></text:p>
          <text:p text:style-name="P6"><text:span text:style-name="T5"/></text:p>
        </text:list-item>
      </text:list>
      <text:p text:style-name="P5">Задание 5. Среди предложений 1 - 6 найдите сложноподчинённое предложение с неоднородным (параллельным) подчинением придаточных. Напишите номер этого предложения.</text:p>
      <text:list xml:id="list308257864529202777" text:style-name="L3">
        <text:list-item>
          <text:p text:style-name="P7"><text:span text:style-name="T5">Аммон последовал за ним в очень простую, с высокими окнами и скромной мебелью гостиную. (2) Ничто не бросалось в глаза, напротив, все было рассчитано на неуловимый для внимания уют. (3) Здесь и в других комнатах, где побывал Аммон, обстановка забывалась, как забывается телом давно обношенное привычное платье. (4) На стенах не было никаких картин или гравюр. (5) Аммон не сразу обратил на это внимание: пустота простенков как бы случайно драпировалась в близко сходящиеся друг с другом складки оконных занавесей. </text:span><text:span text:style-name="T15">(6) Опрятность, чистота и свет придавали всему оттенок нежной заботливости о вещах, с которыми, как со старыми друзьями, живут всю жизнь. </text:span><text:span text:style-name="T5">(По А. Грину)</text:span></text:p>
          <text:p text:style-name="P7"><text:span text:style-name="T5"/></text:p>
        </text:list-item>
      </text:list>
      <text:p text:style-name="P5">Задание 6. Среди предложений 1 - 7 найдите сложноподчинённое предложение с однородным и последовательным подчинением придаточных. Напишите номер этого предложения.</text:p>
      <text:list xml:id="list3257691479026636824" text:style-name="L4">
        <text:list-item>
          <text:p text:style-name="P8"><text:span text:style-name="T5">Все спуталось в голове Гадаутова. </text:span><text:span text:style-name="T11">(2) Иногда казалось ему, что он спит и сквозь сон узнаются места, в которых бывал раньше.</text:span><text:span text:style-name="T5"> (3) Но тут же гасла слабая вера, а отчаяние зажимало сердце в кулак, наполняя виски шумом торопливого пульса; однообразие вечернего леса давило суровой новизной, чуждой давним воспоминаниям. (4) Время от времени, различив в чаще прихотливый изгиб дерева или очень глубокую канаву, он как будто припоминал их, думал о них мучительно, </text:span><text:soft-page-break/><text:span text:style-name="T5">воспламеняясь уверенностью и сомневаясь опять. (5) На ходу, задыхаясь, он устало твердил: (6) — Осталось, я думаю, не совсем много. (7) Скоро придем. (По А. Грину)</text:span></text:p>
          <text:p text:style-name="P8"><text:span text:style-name="T5"/></text:p>
        </text:list-item>
      </text:list>
      <text:p text:style-name="P5">Задание 7. Среди предложений 1 - 5 найдите сложноподчинённое предложение с неоднородным (параллельным) подчинением придаточных. Напишите номер этого предложения.</text:p>
      <text:list xml:id="list2554384448519589586" text:style-name="L5">
        <text:list-item>
          <text:p text:style-name="P15"><text:span text:style-name="T12">Анни остановилась, слушая, как в самой ее груди поет лес, и стала стучать по камню, улыбаясь, когда новая волна звона осиливала полустихший звук. </text:span><text:span text:style-name="T14">(2) Так забавлялась она, думая, что ее не видят, но человек вышел из-за поворота дороги и подошел к ней. (3) Шаги его становились все тише, наконец, он остановился; продолжая улыбаться, взглянула она на него, не вздрогнув, не отступив, как будто он всегда был и стоял тут. (4) Он был смугл - очень смугл, и море оставило на его лице остроту бегущей волны. (5) Но оно было прекрасно, так как отражало бешеную и нежную душу. (6) Его темные глаза смотрели на Анни, темнея еще больше и ярче, а светлые глаза женщины кротко блестели. (По А. Грину)</text:span></text:p>
          <text:p text:style-name="P15"><text:span text:style-name="T14"/></text:p>
        </text:list-item>
      </text:list>
      <text:p text:style-name="P16"><text:span text:style-name="T3">Задание 8. Укажите цифру(-ы), обозначающую(-ие) запятую(-ые) между частями сложного предложения, связанными подчинительной связью.</text:span></text:p>
      <text:p text:style-name="P17"><text:span text:style-name="Emphasis"><text:span text:style-name="T7">Он не выстрелил, </text:span></text:span><text:span text:style-name="Emphasis"><text:span text:style-name="T18">(1)</text:span></text:span><text:span text:style-name="Emphasis"><text:span text:style-name="T7"> только щёлкнул затвором, (2) и в эту минуту я увидел на понтонном мосту того,</text:span></text:span><text:span text:style-name="Emphasis"><text:span text:style-name="T13"> </text:span></text:span><text:span text:style-name="Emphasis"><text:span text:style-name="T16">(3)</text:span></text:span><text:span text:style-name="Emphasis"><text:span text:style-name="T13"> </text:span></text:span><text:span text:style-name="Emphasis"><text:span text:style-name="T7">за кем бежал.</text:span></text:span></text:p>
      <text:p text:style-name="P17"><text:span text:style-name="Emphasis"><text:span text:style-name="T7"/></text:span></text:p>
      <text:p text:style-name="P16"><text:span text:style-name="T3">Задание 9. На месте каких цифр в предложении должны стоять запятые?</text:span></text:p>
      <text:p text:style-name="P17"><text:span text:style-name="Emphasis"><text:span text:style-name="T7">Откладывать своё дело (1) я не решился </text:span></text:span><text:span text:style-name="Emphasis"><text:span text:style-name="T16">(2)</text:span></text:span><text:span text:style-name="Emphasis"><text:span text:style-name="T7"> так как не знаю </text:span></text:span><text:span text:style-name="Emphasis"><text:span text:style-name="T16">(3</text:span></text:span><text:span text:style-name="Emphasis"><text:span text:style-name="T13">)</text:span></text:span><text:span text:style-name="Emphasis"><text:span text:style-name="T7"> когда вы поднимете якорь </text:span></text:span><text:span text:style-name="Emphasis"><text:span text:style-name="T16">(4)</text:span></text:span><text:span text:style-name="Emphasis"><text:span text:style-name="T7"> и подумал </text:span></text:span><text:span text:style-name="Emphasis"><text:span text:style-name="T16">(5)</text:span></text:span><text:span text:style-name="Emphasis"><text:span text:style-name="T7"> что завтра могу уже не застать вас.</text:span></text:span></text:p>
      <text:p text:style-name="P17"><text:span text:style-name="Emphasis"><text:span text:style-name="T7"/></text:span></text:p>
      <text:p text:style-name="P18"><text:span text:style-name="T8">Задание 10. Расставьте знаки препинания: укажите все цифры, на месте которых в предложении должны стоять запятые. Запишите эти цифры в поле ввода в порядке возрастания без пробелов и запятых.</text:span></text:p>
      <text:p text:style-name="P17"><text:span text:style-name="Emphasis"><text:span text:style-name="T7">Одинокий путник </text:span></text:span><text:span text:style-name="Emphasis"><text:span text:style-name="T16">(1)</text:span></text:span><text:span text:style-name="Emphasis"><text:span text:style-name="T7"> приближение (2) которого я слышал ранее среди чуткого безмолвия (3) морозной ночи </text:span></text:span><text:span text:style-name="Emphasis"><text:span text:style-name="T16">(4)</text:span></text:span><text:span text:style-name="Emphasis"><text:span text:style-name="T7"> соблазнился моим весёлым огнём. (В. Г. Короленко) </text:span></text:span></text:p>
      <text:p text:style-name="P17"><text:span text:style-name="Emphasis"><text:span text:style-name="T6"/></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imes New Roman1" svg:font-family="'Times New Roman'" style:font-adornments="Курсив"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2" style:font-size-asian="12pt" style:language-asian="ru" style:country-asian="RU" style:font-name-complex="Times New Roman2" style:font-size-complex="12pt"/>
    </style:style>
    <style:style style:name="HTML_20_Top_20_of_20_Form" style:display-name="HTML Top of Form" style:family="paragraph" style:parent-style-name="Standard" style:default-outline-level="" style:list-style-name="">
      <style:paragraph-properties fo:margin-top="0cm" fo:margin-bottom="0cm" fo:line-height="100%" fo:text-align="center" style:justify-single-word="false" fo:padding-left="0cm" fo:padding-right="0cm" fo:padding-top="0cm" fo:padding-bottom="0.035cm" fo:border-left="none" fo:border-right="none" fo:border-top="none" fo:border-bottom="0.026cm solid #00000a"/>
      <style:text-properties style:font-name="Arial1" fo:font-size="8pt" style:font-name-asian="Times New Roman2" style:font-size-asian="8pt" style:language-asian="ru" style:country-asian="RU" style:font-name-complex="Times New Roman2" style:font-size-complex="8pt" text:display="non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mathcontent_5f_content_5f__5f_ur4kq" style:display-name="mathcontent_content__ur4kq" style:family="text" style:parent-style-name="Default_20_Paragraph_20_Font"/>
    <style:style style:name="z-Начало_20_формы_20_Знак" style:display-name="z-Начало формы Знак" style:family="text" style:parent-style-name="Default_20_Paragraph_20_Font">
      <style:text-properties style:font-name="Arial1" fo:font-size="8pt" style:font-name-asian="Times New Roman2" style:font-size-asian="8pt" style:language-asian="ru" style:country-asian="RU" style:font-name-complex="Times New Roman2" style:font-size-complex="8pt" text:display="none"/>
    </style:style>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ихаил</meta:initial-creator>
    <dc:creator>Александра Абрамова</dc:creator>
    <meta:editing-cycles>1</meta:editing-cycles>
    <meta:creation-date>2022-02-01T17:47:00</meta:creation-date>
    <dc:date>2022-02-05T00:01:47.21</dc:date>
    <meta:editing-duration>PT21S</meta:editing-duration>
    <meta:generator>OpenOffice/4.1.11$Win32 OpenOffice.org_project/4111m1$Build-9808</meta:generator>
    <meta:document-statistic meta:table-count="0" meta:image-count="0" meta:object-count="0" meta:page-count="3" meta:paragraph-count="31" meta:word-count="1017" meta:character-count="68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